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left" draw:textarea-vertical-align="bottom" draw:auto-grow-height="false"/>
    </style:style>
    <style:style style:name="gr2" style:family="graphic" style:parent-style-name="standard">
      <style:graphic-properties draw:fill-color="#008000" draw:textarea-horizontal-align="left" draw:textarea-vertical-align="top" draw:auto-grow-height="false"/>
    </style:style>
    <style:style style:name="gr3" style:family="graphic" style:parent-style-name="standard">
      <style:graphic-properties svg:stroke-width="0.051cm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0000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00ff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2.751cm" svg:x="4.81cm" svg:y="9.382cm">
          <text:p text:style-name="P1">STAR-Dundee</text:p>
          <text:p text:style-name="P1">SpaceWire-USB Bri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048cm" svg:x="12.41cm" svg:y="3.467cm">
          <text:p text:style-name="P1">MINI-LFR</text:p>
          <text:p text:style-name="P1">+ timeg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9cm" svg:height="4.953cm" svg:x="13.099cm" svg:y="5.445cm">
          <text:p/>
          <draw:enhanced-geometry svg:viewBox="0 0 21600 21600" draw:text-areas="?f0 ?f8 ?f2 ?f9" draw:type="up-down-arrow" draw:modifiers="4293.37442218798 3379.0876059749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81cm" svg:height="3.048cm" svg:x="4.81cm" svg:y="3.467cm">
          <text:p text:style-name="P1">LF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4.445cm" svg:x="8.493cm" svg:y="14.384cm">
          <text:p text:style-name="P1">SocExplo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191cm" svg:height="0.962cm" svg:x="14.938cm" svg:y="7.15cm">
          <draw:text-box>
            <text:p>Link 2</text:p>
          </draw:text-box>
        </draw:frame>
        <draw:frame draw:style-name="gr6" draw:layer="layout" svg:width="2.191cm" svg:height="0.962cm" svg:x="3.762cm" svg:y="7.15cm">
          <draw:text-box>
            <text:p>Link 1</text:p>
          </draw:text-box>
        </draw:frame>
        <draw:custom-shape draw:style-name="gr7" draw:text-style-name="P1" draw:layer="layout" svg:width="0.381cm" svg:height="2.159cm" svg:x="10.525cm" svg:y="12.2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4.803cm" svg:height="0.962cm" svg:x="14.843cm" svg:y="8.239cm">
          <draw:text-box>
            <text:p><text:span text:style-name="T1">SpW time code</text:span></text:p>
          </draw:text-box>
        </draw:frame>
        <draw:custom-shape draw:style-name="gr3" draw:text-style-name="P1" draw:layer="layout" svg:width="2.159cm" svg:height="4.953cm" svg:x="5.699cm" svg:y="5.445cm">
          <text:p/>
          <draw:enhanced-geometry svg:viewBox="0 0 21600 21600" draw:text-areas="?f0 ?f8 ?f2 ?f9" draw:type="up-down-arrow" draw:modifiers="4293.37442218798 3379.0876059749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8" draw:text-style-name="P1" draw:layer="layout" svg:x1="6.505cm" svg:y1="9.763cm" svg:x2="6.505cm" svg:y2="6.461cm">
          <text:p/>
        </draw:line>
        <draw:polyline draw:style-name="gr9" draw:text-style-name="P1" draw:layer="layout" svg:width="3.682cm" svg:height="6.803cm" draw:transform="rotate (-1.5707963267949) translate (13.827cm 6.207cm)" svg:viewBox="0 0 3683 6804" draw:points="0,0 3683,0 3683,6804 127,6804">
          <text:p/>
        </draw:polyline>
        <draw:line draw:style-name="gr8" draw:text-style-name="P1" draw:layer="layout" svg:x1="14.405cm" svg:y1="9.789cm" svg:x2="14.405cm" svg:y2="6.487cm">
          <text:p/>
        </draw:line>
        <draw:frame draw:style-name="gr6" draw:text-style-name="P3" draw:layer="layout" svg:width="4.896cm" svg:height="0.962cm" svg:x="8.158cm" svg:y="8.393cm">
          <draw:text-box>
            <text:p text:style-name="P3"><text:span text:style-name="T2">UPDATE_TIME</text:span></text:p>
          </draw:text-box>
        </draw:frame>
        <draw:line draw:style-name="gr10" draw:text-style-name="P1" draw:layer="layout" svg:x1="16.24cm" svg:y1="3.794cm" svg:x2="20.05cm" svg:y2="3.794cm">
          <text:p/>
        </draw:line>
        <draw:frame draw:style-name="gr6" draw:layer="layout" svg:width="2.297cm" svg:height="0.962cm" svg:x="20.177cm" svg:y="3.286cm">
          <draw:text-box>
            <text:p>trigger</text:p>
          </draw:text-box>
        </draw:frame>
        <draw:frame draw:style-name="gr6" draw:layer="layout" svg:width="3.978cm" svg:height="0.962cm" svg:x="20.178cm" svg:y="4.086cm">
          <draw:text-box>
            <text:p>swno.tickout</text:p>
          </draw:text-box>
        </draw:frame>
        <draw:line draw:style-name="gr10" draw:text-style-name="P1" draw:layer="layout" svg:x1="16.24cm" svg:y1="4.594cm" svg:x2="20.05cm" svg:y2="4.594cm">
          <text:p/>
        </draw:line>
        <draw:line draw:style-name="gr10" draw:text-style-name="P1" draw:layer="layout" svg:x1="16.24cm" svg:y1="3.794cm" svg:x2="20.05cm" svg:y2="3.794cm">
          <text:p/>
        </draw:line>
        <draw:line draw:style-name="gr10" draw:text-style-name="P1" draw:layer="layout" svg:x1="16.24cm" svg:y1="3.794cm" svg:x2="20.05cm" svg:y2="3.794cm">
          <text:p/>
        </draw:line>
        <draw:frame draw:style-name="gr6" draw:layer="layout" svg:width="2.335cm" svg:height="0.962cm" svg:x="20.178cm" svg:y="4.886cm">
          <draw:text-box>
            <text:p>0.5 Hz</text:p>
          </draw:text-box>
        </draw:frame>
        <draw:line draw:style-name="gr10" draw:text-style-name="P1" draw:layer="layout" svg:x1="16.24cm" svg:y1="5.394cm" svg:x2="20.05cm" svg:y2="5.3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</meta:initial-creator>
    <meta:creation-date>2014-09-25T15:24:39.897823609</meta:creation-date>
    <dc:date>2014-09-25T15:58:46.474622569</dc:date>
    <dc:creator>paul </dc:creator>
    <meta:editing-duration>PT18M55S</meta:editing-duration>
    <meta:editing-cycles>4</meta:editing-cycles>
    <meta:generator>LibreOffice/4.2.6.3$Linux_X86_64 LibreOffice_project/420$Build-3</meta:generator>
    <meta:document-statistic meta:object-count="22"/>
  </office:meta>
</office:document-meta>
</file>